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fr" fo:country="FR" officeooo:rsid="00064e31" officeooo:paragraph-rsid="0015ef11" style:font-size-asian="10.5pt"/>
    </style:style>
    <style:style style:name="P2" style:family="paragraph" style:parent-style-name="Text_20_body">
      <style:paragraph-properties fo:text-align="justify" style:justify-single-word="false"/>
      <style:text-properties fo:language="fr" fo:country="FR" officeooo:rsid="00064e31" officeooo:paragraph-rsid="00064e31"/>
    </style:style>
    <style:style style:name="P3" style:family="paragraph" style:parent-style-name="Text_20_body" style:list-style-name="L4">
      <style:paragraph-properties fo:text-align="justify" style:justify-single-word="false"/>
      <style:text-properties fo:language="fr" fo:country="FR" officeooo:rsid="000b4a48" officeooo:paragraph-rsid="000b4a48"/>
    </style:style>
    <style:style style:name="P4" style:family="paragraph" style:parent-style-name="Text_20_body" style:list-style-name="L5">
      <style:paragraph-properties fo:text-align="justify" style:justify-single-word="false"/>
      <style:text-properties fo:language="fr" fo:country="FR" officeooo:rsid="000b4a48" officeooo:paragraph-rsid="000b4a48"/>
    </style:style>
    <style:style style:name="P5" style:family="paragraph" style:parent-style-name="Text_20_body" style:list-style-name="L5">
      <style:paragraph-properties fo:text-align="justify" style:justify-single-word="false"/>
      <style:text-properties fo:language="fr" fo:country="FR" officeooo:rsid="000c7efd" officeooo:paragraph-rsid="000c7efd"/>
    </style:style>
    <style:style style:name="P6" style:family="paragraph" style:parent-style-name="Text_20_body" style:list-style-name="L7">
      <style:paragraph-properties fo:text-align="justify" style:justify-single-word="false"/>
      <style:text-properties fo:language="fr" fo:country="FR" officeooo:rsid="000c7efd" officeooo:paragraph-rsid="000c7efd"/>
    </style:style>
    <style:style style:name="P7" style:family="paragraph" style:parent-style-name="Text_20_body" style:list-style-name="L7">
      <style:paragraph-properties fo:text-align="justify" style:justify-single-word="false"/>
      <style:text-properties fo:language="fr" fo:country="FR" officeooo:rsid="001108bc" officeooo:paragraph-rsid="001108bc"/>
    </style:style>
    <style:style style:name="P8" style:family="paragraph" style:parent-style-name="Text_20_body" style:list-style-name="L7">
      <style:paragraph-properties fo:text-align="justify" style:justify-single-word="false"/>
      <style:text-properties fo:language="fr" fo:country="FR" officeooo:rsid="0012e515" officeooo:paragraph-rsid="0012e515"/>
    </style:style>
    <style:style style:name="P9" style:family="paragraph" style:parent-style-name="Text_20_body" style:list-style-name="L7">
      <style:paragraph-properties fo:text-align="justify" style:justify-single-word="false"/>
      <style:text-properties fo:language="fr" fo:country="FR" officeooo:rsid="00136ec1" officeooo:paragraph-rsid="00136ec1"/>
    </style:style>
    <style:style style:name="P10" style:family="paragraph" style:parent-style-name="Text_20_body">
      <style:paragraph-properties fo:text-align="justify" style:justify-single-word="false"/>
      <style:text-properties fo:language="fr" fo:country="FR" officeooo:rsid="00136ec1" officeooo:paragraph-rsid="00136ec1"/>
    </style:style>
    <style:style style:name="P11" style:family="paragraph" style:parent-style-name="Text_20_body">
      <style:text-properties fo:language="fr" fo:country="FR" officeooo:rsid="00174198" officeooo:paragraph-rsid="00174198"/>
    </style:style>
    <style:style style:name="P12" style:family="paragraph" style:parent-style-name="Text_20_body" style:list-style-name="L8">
      <style:text-properties officeooo:rsid="0019b40a" officeooo:paragraph-rsid="0019b40a"/>
    </style:style>
    <style:style style:name="P13" style:family="paragraph" style:parent-style-name="Text_20_body" style:list-style-name="L8">
      <style:text-properties officeooo:rsid="001a1a6a" officeooo:paragraph-rsid="001a1a6a"/>
    </style:style>
    <style:style style:name="P14" style:family="paragraph" style:parent-style-name="Heading_20_1">
      <style:text-properties fo:language="fr" fo:country="FR"/>
    </style:style>
    <style:style style:name="P15" style:family="paragraph" style:parent-style-name="Heading_20_1">
      <style:paragraph-properties fo:text-align="justify" style:justify-single-word="false"/>
      <style:text-properties fo:language="fr" fo:country="FR" officeooo:rsid="00064e31" officeooo:paragraph-rsid="00064e31"/>
    </style:style>
    <style:style style:name="P16" style:family="paragraph" style:parent-style-name="Heading_20_1">
      <style:paragraph-properties fo:text-align="justify" style:justify-single-word="false"/>
      <style:text-properties fo:language="fr" fo:country="FR"/>
    </style:style>
    <style:style style:name="P17" style:family="paragraph" style:parent-style-name="Heading_20_1">
      <style:text-properties fo:language="fr" fo:country="FR" officeooo:rsid="0015ef11" officeooo:paragraph-rsid="0015ef11"/>
    </style:style>
    <style:style style:name="P18" style:family="paragraph" style:parent-style-name="Title">
      <style:paragraph-properties fo:text-align="justify" style:justify-single-word="false"/>
      <style:text-properties fo:language="fr" fo:country="FR" officeooo:rsid="00064e31" officeooo:paragraph-rsid="00064e31"/>
    </style:style>
    <style:style style:name="P19" style:family="paragraph" style:parent-style-name="Table_20_Contents">
      <style:paragraph-properties fo:text-align="start" style:justify-single-word="false"/>
      <style:text-properties fo:language="fr" fo:country="FR" fo:font-weight="bold" officeooo:rsid="0015ef11" officeooo:paragraph-rsid="0015ef11" style:font-weight-asian="bold" style:font-weight-complex="bold"/>
    </style:style>
    <style:style style:name="P20" style:family="paragraph" style:parent-style-name="Table_20_Contents">
      <style:text-properties fo:language="fr" fo:country="FR" fo:font-weight="bold" officeooo:rsid="0015ef11" officeooo:paragraph-rsid="0015ef11" style:font-weight-asian="bold" style:font-weight-complex="bold"/>
    </style:style>
    <style:style style:name="P21" style:family="paragraph" style:parent-style-name="Table_20_Contents">
      <style:paragraph-properties fo:text-align="start" style:justify-single-word="false"/>
      <style:text-properties fo:language="fr" fo:country="FR" officeooo:rsid="0015ef11" officeooo:paragraph-rsid="0015ef11"/>
    </style:style>
    <style:style style:name="P22" style:family="paragraph" style:parent-style-name="Table_20_Contents">
      <style:text-properties fo:language="fr" fo:country="FR" officeooo:rsid="0015ef11" officeooo:paragraph-rsid="0015ef11"/>
    </style:style>
    <style:style style:name="T1" style:family="text">
      <style:text-properties fo:language="fr" fo:country="FR"/>
    </style:style>
    <style:style style:name="T2" style:family="text">
      <style:text-properties officeooo:rsid="0007909b"/>
    </style:style>
    <style:style style:name="T3" style:family="text">
      <style:text-properties officeooo:rsid="000c7efd"/>
    </style:style>
    <style:style style:name="T4" style:family="text">
      <style:text-properties officeooo:rsid="000d81f0"/>
    </style:style>
    <style:style style:name="T5" style:family="text">
      <style:text-properties officeooo:rsid="0013a80b"/>
    </style:style>
    <style:style style:name="T6" style:family="text">
      <style:text-properties officeooo:rsid="001884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odélisation et création d’une ontologie de restauration</text:p>
      <text:h text:style-name="P17" text:outline-level="1">Mises à jour</text:h>
      <table:table table:name="Table1" table:style-name="Table1">
        <table:table-column table:style-name="Table1.A" table:number-columns-repeated="2"/>
        <table:table-row>
          <table:table-cell table:style-name="Table1.A1" office:value-type="string">
            <text:p text:style-name="P19">Date</text:p>
          </table:table-cell>
          <table:table-cell table:style-name="Table1.B1" office:value-type="string">
            <text:p text:style-name="P20">Action</text:p>
          </table:table-cell>
        </table:table-row>
        <table:table-row>
          <table:table-cell table:style-name="Table1.A2" office:value-type="string">
            <text:p text:style-name="P21">05/10/2016</text:p>
          </table:table-cell>
          <table:table-cell table:style-name="Table1.B2" office:value-type="string">
            <text:p text:style-name="P22">Création du document</text:p>
          </table:table-cell>
        </table:table-row>
      </table:table>
      <text:p text:style-name="P1"/>
      <text:h text:style-name="P15" text:outline-level="1">L’objectif de l’ontologie</text:h>
      <text:p text:style-name="P2">Cette ontologie permet de conceptualiser et généraliser les spécifications <text:span text:style-name="T2">permettant à des utilisateurs de retrouver des données dans une base de connaissance sémantique dans le domaine de la restauration.</text:span></text:p>
      <text:h text:style-name="P16" text:outline-level="1">Quelques scénarios d’utilisation</text:h>
      <text:list xml:id="list9028647549896785073" text:style-name="L4">
        <text:list-item>
          <text:p text:style-name="P3">Récupérer la liste des ingrédients pour une recette donnée</text:p>
        </text:list-item>
        <text:list-item>
          <text:p text:style-name="P3">Gérer une carte</text:p>
        </text:list-item>
        <text:list-item>
          <text:p text:style-name="P3">Gérer un stock de boisson</text:p>
        </text:list-item>
        <text:list-item>
          <text:p text:style-name="P3">Consulter la carte d’un restaurant</text:p>
        </text:list-item>
        <text:list-item>
          <text:p text:style-name="P3">Connaitre le nombre de client à une date donnée</text:p>
        </text:list-item>
        <text:list-item>
          <text:p text:style-name="P3">Le coût de production</text:p>
        </text:list-item>
        <text:list-item>
          <text:p text:style-name="P3">Gérer les traductions</text:p>
        </text:list-item>
      </text:list>
      <text:h text:style-name="P16" text:outline-level="1">Quelques questions auxquelles l’ontologie doit répondre</text:h>
      <text:list xml:id="list3812074254975573353" text:style-name="L5">
        <text:list-item>
          <text:p text:style-name="P4">Quel est la carte du restaurant Burger King ?</text:p>
        </text:list-item>
        <text:list-item>
          <text:p text:style-name="P4">E<text:span text:style-name="T3">xistet-il une traduction pour le plat Fish’n’chips ?</text:span></text:p>
        </text:list-item>
        <text:list-item>
          <text:p text:style-name="P5">Quel est la fréquentation de la saint Valentin ?</text:p>
        </text:list-item>
      </text:list>
      <text:h text:style-name="P16" text:outline-level="1">Les utilisateurs potentiels</text:h>
      <text:list xml:id="list5166378901972353893" text:style-name="L7">
        <text:list-item>
          <text:p text:style-name="P6">Les restaurat<text:span text:style-name="T4">eurs</text:span> afin de connaître l’affluence de leur <text:span text:style-name="T4">établissement.</text:span></text:p>
        </text:list-item>
        <text:list-item>
          <text:p text:style-name="P7">Les clients afin de connaître la carte du restaurant.</text:p>
        </text:list-item>
        <text:list-item>
          <text:p text:style-name="P8"><text:soft-page-break/>Divers services web afin d’utiliser les données pour effectuer un traitement dessus (Big Data).</text:p>
        </text:list-item>
        <text:list-item>
          <text:p text:style-name="P9">Comptable afin de connaître le rendement d’un restaurant.</text:p>
        </text:list-item>
      </text:list>
      <text:h text:style-name="P16" text:outline-level="1">Le périmètre de l’ontologie</text:h>
      <text:p text:style-name="P10">L’ontologie ne permet pas de gérer les tables dans un restaurant, tout <text:span text:style-name="T5">comme </text:span>les réservations <text:span text:style-name="T5">et la gestion du matériel pour une recette</text:span>. En revanche l’ontologie permet de gérer la carte d’un restaurant et tout ce qui en découle : gestion des stocks d’ingrédients et de boissons, gestion de l’affluence de la clientèle, gestion des recettes et de leurs traductions, gestion des types de recettes (végétarien, hallal, sans porc), gestion des finances.</text:p>
      <text:h text:style-name="P14" text:outline-level="1">Le niveau de formalisation et la granularité visé</text:h>
      <text:p text:style-name="P11">La partie la plus fine de l’ontologie sera les ingrédients tandis que la partie la plus forte sera <text:span text:style-name="T6">les restaurants. Entre deux se trouveront par exemple les commandes, les clients (sans données précises), les recettes, les prix...</text:span></text:p>
      <text:h text:style-name="P14" text:outline-level="1">Les principaux « termes/concepts » issus de l’acquisition de connaissance</text:h>
      <text:list xml:id="list32686581646786968" text:style-name="L8">
        <text:list-item>
          <text:p text:style-name="P12"><text:span text:style-name="T1">Ingrédient</text:span></text:p>
        </text:list-item>
        <text:list-item>
          <text:p text:style-name="P12"><text:span text:style-name="T1">Boisson</text:span></text:p>
        </text:list-item>
        <text:list-item>
          <text:p text:style-name="P12"><text:span text:style-name="T1">Recette</text:span></text:p>
        </text:list-item>
        <text:list-item>
          <text:p text:style-name="P12"><text:span text:style-name="T1">Carte</text:span></text:p>
        </text:list-item>
        <text:list-item>
          <text:p text:style-name="P12"><text:span text:style-name="T1">Restaurant</text:span></text:p>
        </text:list-item>
        <text:list-item>
          <text:p text:style-name="P12"><text:span text:style-name="T1">Commande</text:span></text:p>
        </text:list-item>
        <text:list-item>
          <text:p text:style-name="P13"><text:span text:style-name="T1">Afluence</text:span></text:p>
        </text:list-item>
        <text:list-item>
          <text:p text:style-name="P13"><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08:12:58.826811376</meta:creation-date>
    <dc:date>2016-10-05T09:54:44.114888398</dc:date>
    <meta:editing-duration>PT1H27S</meta:editing-duration>
    <meta:editing-cycles>16</meta:editing-cycles>
    <meta:generator>LibreOffice/5.1.4.2$Linux_X86_64 LibreOffice_project/10m0$Build-2</meta:generator>
    <meta:document-statistic meta:table-count="1" meta:image-count="0" meta:object-count="0" meta:page-count="2" meta:paragraph-count="38" meta:word-count="324" meta:character-count="2001" meta:non-whitespace-character-count="1736"/>
  </office:meta>
</office:document-meta>
</file>